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1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3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4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5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16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17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18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19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0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2274c5"/>
    </style:style>
    <style:style style:name="P22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23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24" style:family="paragraph" style:parent-style-name="Standard">
      <style:text-properties fo:color="#808080" style:font-name="Hack" fo:font-size="8pt" officeooo:rsid="0019cf5a" officeooo:paragraph-rsid="002274c5" style:font-size-asian="8pt" style:font-size-complex="8pt"/>
    </style:style>
    <style:style style:name="P25" style:family="paragraph" style:parent-style-name="Standard">
      <style:text-properties fo:color="#808080" style:font-name="Hack" fo:font-size="8pt" officeooo:rsid="0007d4aa" officeooo:paragraph-rsid="002274c5" style:font-size-asian="8pt" style:font-size-complex="8pt"/>
    </style:style>
    <style:style style:name="P26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P34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e4461" officeooo:paragraph-rsid="002db461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7d4aa" officeooo:paragraph-rsid="002e2ff7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7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39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40" style:family="paragraph" style:parent-style-name="Standard">
      <style:paragraph-properties fo:text-align="center" style:justify-single-word="false"/>
      <style:text-properties fo:color="#808080" style:font-name="Hack" fo:font-size="8pt" officeooo:rsid="0007d4aa" officeooo:paragraph-rsid="002274c5" style:font-size-asian="8pt" style:font-size-complex="8pt"/>
    </style:style>
    <style:style style:name="P41" style:family="paragraph" style:parent-style-name="Standard">
      <style:text-properties fo:color="#808080" style:font-name="Hack" fo:font-size="8pt" officeooo:rsid="0007d4aa" officeooo:paragraph-rsid="002e2ff7" style:font-size-asian="8pt" style:font-size-complex="8pt"/>
    </style:style>
    <style:style style:name="P42" style:family="paragraph" style:parent-style-name="Standard">
      <style:text-properties fo:color="#808080" style:font-name="Hack" fo:font-size="8pt" officeooo:rsid="0019cf5a" officeooo:paragraph-rsid="002e2ff7" style:font-size-asian="8pt" style:font-size-complex="8pt"/>
    </style:style>
    <style:style style:name="P43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e2ff7" style:font-size-asian="10pt" style:font-size-complex="10pt"/>
    </style:style>
    <style:style style:name="P46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47" style:family="paragraph" style:parent-style-name="Standard">
      <style:text-properties style:font-name="Comfortaa" fo:font-size="10pt" officeooo:rsid="0007d4aa" officeooo:paragraph-rsid="002e2ff7" style:font-size-asian="10pt" style:font-size-complex="10pt"/>
    </style:style>
    <style:style style:name="P48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666666" style:font-name="Comfortaa" fo:font-size="10pt" style:text-underline-style="none" fo:font-weight="bold" officeooo:rsid="0007d4aa" officeooo:paragraph-rsid="002e2ff7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52" style:family="paragraph" style:parent-style-name="Standard">
      <style:text-properties officeooo:rsid="0007d4aa" officeooo:paragraph-rsid="002274c5"/>
    </style:style>
    <style:style style:name="P53" style:family="paragraph" style:parent-style-name="Standard">
      <style:text-properties officeooo:rsid="0007d4aa" officeooo:paragraph-rsid="0009238c"/>
    </style:style>
    <style:style style:name="P54" style:family="paragraph" style:parent-style-name="Standard">
      <style:text-properties officeooo:rsid="0007d4aa" officeooo:paragraph-rsid="0021091f"/>
    </style:style>
    <style:style style:name="P55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56" style:family="paragraph" style:parent-style-name="Standard">
      <style:text-properties fo:color="#333333" style:font-name="Comfortaa" fo:font-size="10pt" style:text-underline-style="none" officeooo:rsid="0009238c" officeooo:paragraph-rsid="002e2ff7" style:font-size-asian="10pt" style:font-size-complex="10pt"/>
    </style:style>
    <style:style style:name="P57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58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59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color="#333333" style:font-name="Comfortaa" fo:font-size="10pt" fo:font-weight="normal" officeooo:rsid="0007d4aa" officeooo:paragraph-rsid="002040a9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63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64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e2ff7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274c5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964b7" style:font-size-asian="14pt" style:font-size-complex="14pt"/>
    </style:style>
    <style:style style:name="P67" style:family="paragraph" style:parent-style-name="Standard">
      <style:text-properties officeooo:paragraph-rsid="002e2ff7"/>
    </style:style>
    <style:style style:name="P68" style:family="paragraph" style:parent-style-name="Table_20_Contents">
      <style:paragraph-properties fo:text-align="center" style:justify-single-word="false"/>
      <style:text-properties fo:color="#333333" style:font-name="Comfortaa" fo:font-size="10pt" style:text-underline-style="none" officeooo:rsid="0009238c" officeooo:paragraph-rsid="002964b7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color="#333333" style:font-name="Comfortaa" fo:font-size="14pt" fo:font-weight="bold" officeooo:rsid="0007d4aa" officeooo:paragraph-rsid="002964b7" style:font-size-asian="14pt" style:font-weight-asian="bold" style:font-size-complex="14pt" style:font-weight-complex="bold"/>
    </style:style>
    <style:style style:name="P70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size="12pt" fo:font-weight="bold" officeooo:rsid="0009e73e" style:font-size-asian="12pt" style:font-weight-asian="bold" style:font-size-complex="12pt" style:font-weight-complex="bold"/>
    </style:style>
    <style:style style:name="T3" style:family="text">
      <style:text-properties fo:color="#666666" style:font-name="Comfortaa" fo:font-size="12pt" style:text-underline-style="none" fo:font-weight="bold" officeooo:rsid="000e4461" style:font-size-asian="12pt" style:font-weight-asian="bold" style:font-size-complex="12pt" style:font-weight-complex="bold"/>
    </style:style>
    <style:style style:name="T4" style:family="text">
      <style:text-properties fo:color="#666666" style:font-name="Comfortaa" fo:font-weight="bold" style:font-weight-asian="bold" style:font-weight-complex="bold"/>
    </style:style>
    <style:style style:name="T5" style:family="text">
      <style:text-properties fo:color="#666666" style:font-name="Comfortaa" fo:font-size="14pt" fo:font-weight="bold" officeooo:rsid="0009e73e" style:font-size-asian="14pt" style:font-weight-asian="bold" style:font-size-complex="14pt" style:font-weight-complex="bold"/>
    </style:style>
    <style:style style:name="T6" style:family="text">
      <style:text-properties fo:color="#666666" fo:font-size="12pt" style:text-underline-style="none" fo:font-weight="bold" officeooo:rsid="0017e357" style:font-size-asian="12pt" style:font-weight-asian="bold" style:font-size-complex="12pt" style:font-weight-complex="bold"/>
    </style:style>
    <style:style style:name="T7" style:family="text">
      <style:text-properties fo:color="#666666" fo:font-size="12pt" style:text-underline-style="none" fo:font-weight="bold" officeooo:rsid="0007d4aa" style:font-size-asian="12pt" style:font-weight-asian="bold" style:font-size-complex="12pt" style:font-weight-complex="bold"/>
    </style:style>
    <style:style style:name="T8" style:family="text">
      <style:text-properties fo:color="#666666" fo:font-size="12pt" style:text-underline-style="none" fo:font-weight="bold" officeooo:rsid="0009e73e" style:font-size-asian="12pt" style:font-weight-asian="bold" style:font-size-complex="12pt" style:font-weight-complex="bold"/>
    </style:style>
    <style:style style:name="T9" style:family="text">
      <style:text-properties fo:color="#666666" fo:font-size="12pt" fo:font-weight="bold" officeooo:rsid="0009e73e" style:font-size-asian="12pt" style:font-weight-asian="bold" style:font-size-complex="12pt" style:font-weight-complex="bold"/>
    </style:style>
    <style:style style:name="T10" style:family="text">
      <style:text-properties fo:color="#666666" fo:font-size="12pt" fo:font-weight="bold" officeooo:rsid="001e478f" style:font-size-asian="12pt" style:font-weight-asian="bold" style:font-size-complex="12pt" style:font-weight-complex="bold"/>
    </style:style>
    <style:style style:name="T11" style:family="text">
      <style:text-properties fo:color="#666666" style:text-underline-style="none" fo:font-weight="bold" officeooo:rsid="000e4461" style:font-weight-asian="bold" style:font-weight-complex="bold"/>
    </style:style>
    <style:style style:name="T12" style:family="text">
      <style:text-properties fo:color="#666666" style:text-underline-style="none" fo:font-weight="bold" officeooo:rsid="001ca0ed" style:font-weight-asian="bold" style:font-weight-complex="bold"/>
    </style:style>
    <style:style style:name="T13" style:family="text">
      <style:text-properties fo:color="#666666" style:text-underline-style="none" fo:font-weight="bold" officeooo:rsid="0017e357" style:font-weight-asian="bold" style:font-weight-complex="bold"/>
    </style:style>
    <style:style style:name="T14" style:family="text">
      <style:text-properties fo:color="#666666" style:text-underline-style="none" fo:font-weight="bold" officeooo:rsid="0007d4aa" style:font-weight-asian="bold" style:font-weight-complex="bold"/>
    </style:style>
    <style:style style:name="T15" style:family="text">
      <style:text-properties fo:color="#666666" style:text-underline-style="none" fo:font-weight="bold" officeooo:rsid="0009e73e" style:font-weight-asian="bold" style:font-weight-complex="bold"/>
    </style:style>
    <style:style style:name="T16" style:family="text">
      <style:text-properties fo:color="#666666" fo:font-weight="bold" officeooo:rsid="0009e73e" style:font-weight-asian="bold" style:font-weight-complex="bold"/>
    </style:style>
    <style:style style:name="T17" style:family="text">
      <style:text-properties fo:color="#666666" fo:font-weight="bold" officeooo:rsid="001e478f" style:font-weight-asian="bold" style:font-weight-complex="bold"/>
    </style:style>
    <style:style style:name="T18" style:family="text">
      <style:text-properties fo:color="#666666" officeooo:rsid="0009e73e"/>
    </style:style>
    <style:style style:name="T19" style:family="text">
      <style:text-properties fo:color="#666666" officeooo:rsid="001e478f"/>
    </style:style>
    <style:style style:name="T20" style:family="text">
      <style:text-properties fo:color="#333333"/>
    </style:style>
    <style:style style:name="T21" style:family="text">
      <style:text-properties fo:color="#333333" style:font-name="Comfortaa" fo:font-size="10pt" style:text-underline-style="none" style:font-size-asian="10pt" style:font-size-complex="10pt"/>
    </style:style>
    <style:style style:name="T22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23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24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25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26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27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28" style:family="text">
      <style:text-properties fo:color="#333333" style:font-name="Comfortaa" fo:font-size="10pt" style:font-size-asian="10pt" style:font-size-complex="10pt"/>
    </style:style>
    <style:style style:name="T29" style:family="text">
      <style:text-properties fo:color="#333333" style:font-name="Comfortaa" fo:font-size="10pt" officeooo:rsid="0007d4aa" style:font-size-asian="10pt" style:font-size-complex="10pt"/>
    </style:style>
    <style:style style:name="T30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31" style:family="text">
      <style:text-properties fo:color="#333333" style:font-name="Comfortaa" fo:font-size="12pt" fo:font-weight="bold" officeooo:rsid="0009e73e" style:font-size-asian="12pt" style:font-weight-asian="bold" style:font-size-complex="12pt" style:font-weight-complex="bold"/>
    </style:style>
    <style:style style:name="T32" style:family="text">
      <style:text-properties fo:color="#333333" style:font-name="Comfortaa" fo:font-size="13pt" fo:font-weight="bold" officeooo:rsid="0009e73e" style:font-size-asian="13pt" style:font-weight-asian="bold" style:font-size-complex="13pt" style:font-weight-complex="bold"/>
    </style:style>
    <style:style style:name="T33" style:family="text">
      <style:text-properties fo:color="#333333" style:font-name="Comfortaa" fo:font-size="14pt" fo:font-weight="bold" officeooo:rsid="0009e73e" style:font-size-asian="14pt" style:font-weight-asian="bold" style:font-size-complex="14pt" style:font-weight-complex="bold"/>
    </style:style>
    <style:style style:name="T34" style:family="text">
      <style:text-properties fo:color="#333333" style:text-underline-style="none"/>
    </style:style>
    <style:style style:name="T35" style:family="text">
      <style:text-properties fo:color="#333333" style:text-underline-style="none" officeooo:rsid="0009238c"/>
    </style:style>
    <style:style style:name="T36" style:family="text">
      <style:text-properties fo:color="#333333" style:text-underline-style="none" officeooo:rsid="0009e73e"/>
    </style:style>
    <style:style style:name="T37" style:family="text">
      <style:text-properties fo:color="#333333" style:text-underline-style="none" officeooo:rsid="000d5f01"/>
    </style:style>
    <style:style style:name="T38" style:family="text">
      <style:text-properties fo:color="#333333" style:text-underline-style="none" officeooo:rsid="000e4461"/>
    </style:style>
    <style:style style:name="T39" style:family="text">
      <style:text-properties fo:color="#333333" style:text-underline-style="none" officeooo:rsid="000ef5c8"/>
    </style:style>
    <style:style style:name="T40" style:family="text">
      <style:text-properties fo:color="#333333" style:text-underline-style="none" officeooo:rsid="001565f1"/>
    </style:style>
    <style:style style:name="T41" style:family="text">
      <style:text-properties fo:color="#333333" style:text-underline-style="none" officeooo:rsid="0017b124"/>
    </style:style>
    <style:style style:name="T42" style:family="text">
      <style:text-properties fo:color="#333333" style:text-underline-style="none" officeooo:rsid="0019cf5a"/>
    </style:style>
    <style:style style:name="T43" style:family="text">
      <style:text-properties fo:color="#333333" style:text-underline-style="none" officeooo:rsid="001ca0ed"/>
    </style:style>
    <style:style style:name="T44" style:family="text">
      <style:text-properties fo:color="#333333" style:text-underline-style="none" officeooo:rsid="002ae1fb"/>
    </style:style>
    <style:style style:name="T45" style:family="text">
      <style:text-properties fo:color="#333333" style:text-underline-style="none" officeooo:rsid="002c67fb"/>
    </style:style>
    <style:style style:name="T46" style:family="text">
      <style:text-properties fo:color="#333333" fo:font-size="10pt" style:text-underline-style="none" style:font-size-asian="10pt" style:font-size-complex="10pt"/>
    </style:style>
    <style:style style:name="T47" style:family="text">
      <style:text-properties fo:color="#333333" fo:font-size="10pt" style:text-underline-style="none" officeooo:rsid="000d5f01" style:font-size-asian="10pt" style:font-size-complex="10pt"/>
    </style:style>
    <style:style style:name="T48" style:family="text">
      <style:text-properties fo:color="#333333" fo:font-size="10pt" style:text-underline-style="none" officeooo:rsid="00108ac3" style:font-size-asian="10pt" style:font-size-complex="10pt"/>
    </style:style>
    <style:style style:name="T49" style:family="text">
      <style:text-properties fo:color="#333333" fo:font-size="10pt" style:text-underline-style="none" officeooo:rsid="000e4461" style:font-size-asian="10pt" style:font-size-complex="10pt"/>
    </style:style>
    <style:style style:name="T50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51" style:family="text">
      <style:text-properties officeooo:rsid="001e478f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09238c"/>
    </style:style>
    <style:style style:name="T54" style:family="text">
      <style:text-properties style:text-underline-style="none" officeooo:rsid="0009e73e"/>
    </style:style>
    <style:style style:name="T55" style:family="text">
      <style:text-properties style:text-underline-style="none" officeooo:rsid="000d5f01"/>
    </style:style>
    <style:style style:name="T56" style:family="text">
      <style:text-properties style:text-underline-style="none" officeooo:rsid="0021091f"/>
    </style:style>
    <style:style style:name="T57" style:family="text">
      <style:text-properties style:text-underline-style="none" officeooo:rsid="000e4461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0e4461" style:font-weight-asian="normal" style:font-weight-complex="normal"/>
    </style:style>
    <style:style style:name="T60" style:family="text">
      <style:text-properties style:text-underline-style="none" fo:font-weight="normal" officeooo:rsid="0009238c" style:font-weight-asian="normal" style:font-weight-complex="normal"/>
    </style:style>
    <style:style style:name="T61" style:family="text">
      <style:text-properties style:text-underline-style="none" officeooo:rsid="0017b124"/>
    </style:style>
    <style:style style:name="T62" style:family="text">
      <style:text-properties style:text-underline-style="none" officeooo:rsid="002c9552"/>
    </style:style>
    <style:style style:name="T63" style:family="text">
      <style:text-properties style:text-underline-style="none" fo:font-weight="bold" officeooo:rsid="001ca0ed" style:font-weight-asian="bold" style:font-weight-complex="bold"/>
    </style:style>
    <style:style style:name="T64" style:family="text">
      <style:text-properties style:text-underline-style="none" fo:font-weight="bold" officeooo:rsid="0017e357" style:font-weight-asian="bold" style:font-weight-complex="bold"/>
    </style:style>
    <style:style style:name="T65" style:family="text">
      <style:text-properties style:text-underline-style="none" fo:font-weight="bold" officeooo:rsid="0007d4aa" style:font-weight-asian="bold" style:font-weight-complex="bold"/>
    </style:style>
    <style:style style:name="T66" style:family="text">
      <style:text-properties style:text-underline-style="none" fo:font-weight="bold" officeooo:rsid="000e4461" style:font-weight-asian="bold" style:font-weight-complex="bold"/>
    </style:style>
    <style:style style:name="T67" style:family="text">
      <style:text-properties style:text-underline-style="none" fo:font-weight="bold" officeooo:rsid="0009e73e" style:font-weight-asian="bold" style:font-weight-complex="bold"/>
    </style:style>
    <style:style style:name="T68" style:family="text">
      <style:text-properties officeooo:rsid="0009e73e"/>
    </style:style>
    <style:style style:name="T69" style:family="text">
      <style:text-properties fo:color="#0066b3" style:font-name="Comfortaa" fo:font-size="10pt" style:font-size-asian="10pt" style:font-size-complex="10pt"/>
    </style:style>
    <style:style style:name="T70" style:family="text">
      <style:text-properties fo:color="#0066b3" style:font-name="Comfortaa" fo:font-size="10pt" officeooo:rsid="002ae1fb" style:font-size-asian="10pt" style:font-size-complex="10pt"/>
    </style:style>
    <style:style style:name="T71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72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73" style:family="text">
      <style:text-properties fo:color="#0066b3" fo:font-size="10pt" style:font-size-asian="10pt" style:font-size-complex="10pt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color="#000000" fo:font-weight="bold" style:font-weight-asian="bold" style:font-weight-complex="bold"/>
    </style:style>
    <style:style style:name="T76" style:family="text">
      <style:text-properties fo:color="#000000" style:text-underline-style="none" fo:font-weight="bold" style:font-weight-asian="bold" style:font-weight-complex="bold"/>
    </style:style>
    <style:style style:name="T77" style:family="text">
      <style:text-properties fo:color="#000000" style:text-underline-style="none" fo:font-weight="bold" officeooo:rsid="0009238c" style:font-weight-asian="bold" style:font-weight-complex="bold"/>
    </style:style>
    <style:style style:name="T78" style:family="text">
      <style:text-properties fo:color="#000000" style:text-underline-style="none" fo:font-weight="bold" officeooo:rsid="0009e73e" style:font-weight-asian="bold" style:font-weight-complex="bold"/>
    </style:style>
    <style:style style:name="T79" style:family="text">
      <style:text-properties fo:color="#000000" style:text-underline-style="none" fo:font-weight="bold" officeooo:rsid="000c30d0" style:font-weight-asian="bold" style:font-weight-complex="bold"/>
    </style:style>
    <style:style style:name="T80" style:family="text">
      <style:text-properties fo:color="#000000" style:text-underline-style="none" fo:font-weight="bold" officeooo:rsid="000ef5c8" style:font-weight-asian="bold" style:font-weight-complex="bold"/>
    </style:style>
    <style:style style:name="T81" style:family="text">
      <style:text-properties fo:color="#000000" style:text-underline-style="none" fo:font-weight="bold" officeooo:rsid="0017b124" style:font-weight-asian="bold" style:font-weight-complex="bold"/>
    </style:style>
    <style:style style:name="T82" style:family="text">
      <style:text-properties fo:color="#000000" style:text-underline-style="none" fo:font-weight="bold" officeooo:rsid="0013c96f" style:font-weight-asian="bold" style:font-weight-complex="bold"/>
    </style:style>
    <style:style style:name="T83" style:family="text">
      <style:text-properties fo:color="#000000" style:text-underline-style="none" fo:font-weight="bold" officeooo:rsid="0019cf5a" style:font-weight-asian="bold" style:font-weight-complex="bold"/>
    </style:style>
    <style:style style:name="T84" style:family="text">
      <style:text-properties fo:color="#000000" style:text-underline-style="none" fo:font-weight="bold" officeooo:rsid="000e4461" style:font-weight-asian="bold" style:font-weight-complex="bold"/>
    </style:style>
    <style:style style:name="T85" style:family="text">
      <style:text-properties fo:color="#000000" style:text-underline-style="none" fo:font-weight="bold" officeooo:rsid="002ae1fb" style:font-weight-asian="bold" style:font-weight-complex="bold"/>
    </style:style>
    <style:style style:name="T86" style:family="text">
      <style:text-properties fo:color="#000000" style:text-underline-style="none" fo:font-weight="bold" officeooo:rsid="000d5f01" style:font-weight-asian="bold" style:font-weight-complex="bold"/>
    </style:style>
    <style:style style:name="T87" style:family="text">
      <style:text-properties fo:color="#000000" style:text-underline-style="none" fo:font-weight="bold" officeooo:rsid="002c9552" style:font-weight-asian="bold" style:font-weight-complex="bold"/>
    </style:style>
    <style:style style:name="T88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89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90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91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T92" style:family="text">
      <style:text-properties fo:color="#1c1c1c" style:font-name="Comfortaa" fo:font-size="12pt" fo:font-weight="bold" officeooo:rsid="0009e73e" style:font-size-asian="12pt" style:font-weight-asian="bold" style:font-size-complex="12pt" style:font-weight-complex="bold"/>
    </style:style>
    <style:style style:name="T93" style:family="text">
      <style:text-properties fo:font-size="12pt" style:text-underline-style="none" fo:font-weight="bold" officeooo:rsid="0017e357" style:font-size-asian="12pt" style:font-weight-asian="bold" style:font-size-complex="12pt" style:font-weight-complex="bold"/>
    </style:style>
    <style:style style:name="T94" style:family="text">
      <style:text-properties fo:font-size="12pt" style:text-underline-style="none" fo:font-weight="bold" officeooo:rsid="0007d4aa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44"><draw:a xlink:type="simple" xlink:href="https://github.com/ron-from-nl/FinalCrypt/releases/download/latest/FinalCrypt_Windows_Portable.zip"><draw:frame draw:style-name="fr1" draw:name="Afbeelding4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<text:span text:style-name="T4"><text:s/></text:span><text:span text:style-name="T33">Install FinalCrypt</text:span></text:p>
            <text:p text:style-name="P27"/>
            <text:p text:style-name="P4"><text:span text:style-name="T28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71">INSTALL MSI</text:span></text:a><text:span text:style-name="T21"> /</text:span><text:span text:style-name="T23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69">EXE</text:span></text:a><text:span text:style-name="T30"> </text:span><text:span text:style-name="T22">to the “</text:span><text:span text:style-name="T90">D</text:span><text:span text:style-name="T89">ownload</text:span><text:span text:style-name="T90">s</text:span><text:span text:style-name="T22">”</text:span><text:span text:style-name="T21"> </text:span><text:span text:style-name="T22">directory.</text:span></text:p>
            <text:p text:style-name="P15">Open file-explorer and go to your “<text:span text:style-name="T75">Dowloads</text:span>” directory.</text:p>
            <text:p text:style-name="P13"><text:span text:style-name="T54">Double</text:span><text:span text:style-name="T53"> click the: “</text:span><text:span text:style-name="T77">FinalCrypt_Windows_</text:span><text:span text:style-name="T78">Installer</text:span><text:span text:style-name="T77">.</text:span><text:span text:style-name="T78">msi</text:span><text:span text:style-name="T54"> / </text:span><text:span text:style-name="T79">exe</text:span><text:span text:style-name="T53">”.</text:span></text:p>
            <text:p text:style-name="P13"><text:span text:style-name="T55">Follow up on the installation process. Click “</text:span><text:span text:style-name="T86">more</text:span><text:span text:style-name="T55">” </text:span><text:span text:style-name="T56">if needed.</text:span><text:span text:style-name="T53">.</text:span></text:p>
            <text:p text:style-name="P61"><text:span text:style-name="T55">Open </text:span><text:span text:style-name="T62">the </text:span><text:span text:style-name="T84">Windows </text:span><text:span text:style-name="T87">M</text:span><text:span text:style-name="T84">enu</text:span><text:span text:style-name="T57"> and open “</text:span><text:span text:style-name="T84">Ron de Jon</text:span><text:span text:style-name="T85">g</text:span><text:span text:style-name="T57">” → “</text:span><text:span text:style-name="T84">FinalCrypt</text:span><text:span text:style-name="T57">”.</text:span></text:p>
          </table:table-cell>
          <table:table-cell table:style-name="Tabel1.A1" office:value-type="string">
            <text:p text:style-name="P69"><draw:a xlink:type="simple" xlink:href="https://github.com/ron-from-nl/FinalCrypt/releases/download/latest/FinalCrypt_Windows_Portable.zip"><draw:frame draw:style-name="fr3" draw:name="Afbeelding1" text:anchor-type="paragraph" svg:width="2.619cm" svg:height="0.582cm" draw:z-index="4"><draw:image xlink:href="Pictures/1000020100000063000000169E0053ABF1F1A7D9.png" xlink:type="simple" xlink:show="embed" xlink:actuate="onLoad" loext:mime-type="image/png"/></draw:frame></draw:a>Portable <text:span text:style-name="T68">FinalCrypt</text:span></text:p>
            <text:p text:style-name="P14"/>
            <text:p text:style-name="P3"><text:span text:style-name="T28">Download the </text:span><text:a xlink:type="simple" xlink:href="https://github.com/ron-from-nl/FinalCrypt/releases/download/latest/FinalCrypt_Windows_Portable.zip" text:style-name="Internet_20_link" text:visited-style-name="Visited_20_Internet_20_Link"><text:span text:style-name="T70">PORTABLE_ZIP</text:span></text:a><text:span text:style-name="T28"> </text:span><text:span text:style-name="T22">to the “</text:span><text:span text:style-name="T90">D</text:span><text:span text:style-name="T89">ownload</text:span><text:span text:style-name="T90">s</text:span><text:span text:style-name="T22">”</text:span><text:span text:style-name="T21"> </text:span><text:span text:style-name="T22">directory.</text:span></text:p>
            <text:p text:style-name="P17">Open file-explorer and go to your “<text:span text:style-name="T75">Dowloads</text:span>” directory.</text:p>
            <text:p text:style-name="P17">Right click the: “<text:span text:style-name="T75">FinalCrypt_Windows_Portable.zip</text:span>” and click: “<text:span text:style-name="T75">Extract</text:span>”.</text:p>
            <text:p text:style-name="P17">Go into the: “<text:span text:style-name="T75">FinalCrypt_Windows_Portable</text:span>” directory.</text:p>
            <text:p text:style-name="P17">Double click: “<text:span text:style-name="T75">FinalCrypt.bat</text:span>” to start <text:span text:style-name="T75">FinalCrypt</text:span>.</text:p>
            <text:p text:style-name="P17">The: “<text:span text:style-name="T75">FinalCrypt_Windows_Portable</text:span>” directory can be moved anywhere.</text:p>
          </table:table-cell>
        </table:table-row>
        <table:table-row>
          <table:table-cell table:style-name="Tabel1.A1" office:value-type="string">
            <text:p text:style-name="P68"/>
          </table:table-cell>
          <table:table-cell table:style-name="Tabel1.A1" office:value-type="string">
            <text:p text:style-name="P60"><text:span text:style-name="T3"/></text:p>
          </table:table-cell>
        </table:table-row>
        <table:table-row>
          <table:table-cell table:style-name="Tabel1.A1" office:value-type="string">
            <text:p text:style-name="P12"><draw:a xlink:type="simple" xlink:href="https://github.com/ron-from-nl/FinalCrypt/releases/download/latest/FinalCrypt_Apple_OSX.dmg"><draw:frame draw:style-name="fr1" draw:name="Afbeelding2" text:anchor-type="paragraph" svg:width="1.984cm" svg:height="0.661cm" draw:z-index="0"><draw:image xlink:href="Pictures/100002010000004B000000197401DC4BEB7B339F.png" xlink:type="simple" xlink:show="embed" xlink:actuate="onLoad" loext:mime-type="image/png"/></draw:frame></draw:a><text:span text:style-name="T4"><text:s/></text:span><text:span text:style-name="T33">Install FinalCrypt</text:span></text:p>
            <text:p text:style-name="P20"/>
            <text:p text:style-name="P5"><text:span text:style-name="T28">Download the </text:span><text:a xlink:type="simple" xlink:href="https://github.com/ron-from-nl/FinalCrypt/releases/download/latest/FinalCrypt_Apple_OSX.dmg" text:style-name="Internet_20_link" text:visited-style-name="Visited_20_Internet_20_Link"><text:span text:style-name="T71">INSTALL DMG</text:span></text:a><text:span text:style-name="T22"> </text:span><text:span text:style-name="T24">t</text:span><text:span text:style-name="T22">o the D</text:span><text:span text:style-name="T21">ownload</text:span><text:span text:style-name="T22">s</text:span><text:span text:style-name="T21"> </text:span><text:span text:style-name="T22">directory.</text:span></text:p>
            <text:p text:style-name="P8"><text:span text:style-name="T35">Open: “</text:span><text:span text:style-name="T80">F</text:span><text:span text:style-name="T77">i</text:span><text:span text:style-name="T80">nder</text:span><text:span text:style-name="T39">”</text:span><text:span text:style-name="T35"> and go to your Dowloads directory.</text:span></text:p>
            <text:p text:style-name="P8"><text:span text:style-name="T36">Double</text:span><text:span text:style-name="T35"> click the: “</text:span><text:span text:style-name="T77">FinalCrypt_</text:span><text:span text:style-name="T80">Apple</text:span><text:span text:style-name="T77">_</text:span><text:span text:style-name="T80">OSX</text:span><text:span text:style-name="T77">.</text:span><text:span text:style-name="T80">dmg</text:span><text:span text:style-name="T35">”.</text:span></text:p>
            <text:p text:style-name="P8"><text:span text:style-name="T39">Drag: “</text:span><text:span text:style-name="T80">FinalCrypt</text:span><text:span text:style-name="T39">” to “</text:span><text:span text:style-name="T80">Applications</text:span><text:span text:style-name="T39">”</text:span><text:span text:style-name="T37"> </text:span><text:span text:style-name="T39">and close “</text:span><text:span text:style-name="T80">Finder</text:span><text:span text:style-name="T39">”</text:span><text:span text:style-name="T35">.</text:span></text:p>
            <text:p text:style-name="P10"><text:span text:style-name="T35">O</text:span><text:span text:style-name="T34">pen </text:span><text:span text:style-name="T76">System Preferences</text:span><text:span text:style-name="T34"> → </text:span><text:span text:style-name="T76">Security &amp; Privacy</text:span></text:p>
            <text:p text:style-name="P18">Click the: “<text:span text:style-name="T75">lock to make changes</text:span>” and type in your password.</text:p>
            <text:p text:style-name="P11"><text:span text:style-name="T34">Set </text:span><text:span text:style-name="T40">radiobutton</text:span><text:span text:style-name="T34">: “</text:span><text:span text:style-name="T76">Allow apps downloaded from</text:span><text:span text:style-name="T34">” to </text:span><text:span text:style-name="T40">value</text:span><text:span text:style-name="T34">: “</text:span><text:span text:style-name="T82">A</text:span><text:span text:style-name="T76">nywhere</text:span><text:span text:style-name="T34">”.</text:span></text:p>
            <text:p text:style-name="P7"><text:span text:style-name="T47">C</text:span><text:span text:style-name="T46">onfigure </text:span><text:a xlink:type="simple" xlink:href="http://osxdaily.com/2016/09/27/allow-apps-from-anywhere-macos-gatekeeper/" text:style-name="Internet_20_link" text:visited-style-name="Visited_20_Internet_20_Link"><text:span text:style-name="T73">Allow from anywhere</text:span></text:a><text:span text:style-name="T46">, </text:span><text:span text:style-name="T48">o</text:span><text:span text:style-name="T47">pen </text:span><text:span text:style-name="T46">Launchpad, click: “</text:span><text:span text:style-name="T88">FinalCrypt</text:span><text:span text:style-name="T46">”</text:span><text:span text:style-name="T49">.</text:span></text:p>
          </table:table-cell>
          <table:table-cell table:style-name="Tabel1.A1" office:value-type="string">
            <text:p text:style-name="P64"><draw:frame draw:style-name="fr2" draw:name="Afbeelding3" text:anchor-type="paragraph" svg:y="0cm" svg:width="2.619cm" svg:height="0.529cm" draw:z-index="2"><draw:image xlink:href="Pictures/10000201000000630000001401993BF542076107.png" xlink:type="simple" xlink:show="embed" xlink:actuate="onLoad" loext:mime-type="image/png"/></draw:frame><text:span text:style-name="T63"><text:s/></text:span><text:span text:style-name="T64">Install</text:span><text:span text:style-name="T65"> </text:span><text:span text:style-name="T64">FinalCrypt</text:span></text:p>
            <text:p text:style-name="P50"/>
            <text:p text:style-name="P47"><text:span text:style-name="T20">Download </text:span><text:a xlink:type="simple" xlink:href="https://www.java.com/nl/download/manual.jsp" text:style-name="Internet_20_link" text:visited-style-name="Visited_20_Internet_20_Link"><text:span text:style-name="T72">JAVA8 U 201</text:span></text:a><text:span text:style-name="T42"> </text:span><text:span text:style-name="T43">for your OS </text:span><text:span text:style-name="T42">t</text:span><text:span text:style-name="T35">o the “</text:span><text:span text:style-name="T77">D</text:span><text:span text:style-name="T76">ownload</text:span><text:span text:style-name="T77">s</text:span><text:span text:style-name="T34">“ </text:span><text:span text:style-name="T35">directory.</text:span></text:p>
            <text:p text:style-name="P67"><text:span text:style-name="T29">Download </text:span><text:a xlink:type="simple" xlink:href="https://github.com/ron-from-nl/FinalCrypt/releases/download/latest/FinalCrypt_Z.jar" text:style-name="Internet_20_link" text:visited-style-name="Visited_20_Internet_20_Link"><text:span text:style-name="T50">FINALCRYPT JAR</text:span></text:a><text:span text:style-name="T25"> </text:span><text:span text:style-name="T26">to your “</text:span><text:span text:style-name="T90">D</text:span><text:span text:style-name="T91">ownload</text:span><text:span text:style-name="T90">s</text:span><text:span text:style-name="T27">“ </text:span><text:span text:style-name="T22">directory.</text:span></text:p>
            <text:p text:style-name="P47"><text:span text:style-name="T35">Open </text:span><text:span text:style-name="T42">a </text:span><text:span text:style-name="T35">file-explore</text:span><text:span text:style-name="T43">r</text:span><text:span text:style-name="T42"> </text:span><text:span text:style-name="T35">and go to your “</text:span><text:span text:style-name="T77">Dowloads</text:span><text:span text:style-name="T35">” directory.</text:span></text:p>
            <text:p text:style-name="P47"><text:span text:style-name="T35">Right click the: “</text:span><text:span text:style-name="T77">FinalCrypt_Linux_x86_64.</text:span><text:span text:style-name="T81">tgz</text:span><text:span text:style-name="T35">” and click: “</text:span><text:span text:style-name="T77">Extract </text:span><text:span text:style-name="T81">here</text:span><text:span text:style-name="T35">”.</text:span></text:p>
            <text:p text:style-name="P56"/>
            <text:p text:style-name="P42"><text:span text:style-name="T57">C</text:span><text:span text:style-name="T53">ommand line installation:</text:span></text:p>
            <text:p text:style-name="P41">tar <text:s text:c="2"/>xzvf <text:s text:c="3"/>Downloads/jre-8u201-linux-x64.tar.gz</text:p>
            <text:p text:style-name="P41">sudo <text:s/>ln -sf "${HOME}/jre1.8.0_201/bin/java"* /usr/bin/</text:p>
            <text:p text:style-name="P41"/>
            <text:p text:style-name="P41">java -jar Downloads/FinalCrypt_Z.jar <text:s text:c="15"/># <text:span text:style-name="T51">Start FinalCrypt GUI</text:span></text:p>
            <text:p text:style-name="P35"><text:span text:style-name="T68">java -cp <text:s/>Downloads/FinalCrypt_Z.jar rdj.CLUI –help # Start FinalCrypt CLI</text:span></text:p>
          </table:table-cell>
        </table:table-row>
        <table:table-row>
          <table:table-cell table:style-name="Tabel1.A1" office:value-type="string">
            <text:p text:style-name="P12"/>
          </table:table-cell>
          <table:table-cell table:style-name="Tabel1.A1" office:value-type="string">
            <text:p text:style-name="P45"/>
          </table:table-cell>
        </table:table-row>
        <table:table-row>
          <table:table-cell table:style-name="Tabel1.A1" office:value-type="string">
            <text:p text:style-name="P65"><draw:a xlink:type="simple" xlink:href="https://github.com/ron-from-nl/FinalCrypt/releases/download/latest/FinalCrypt_Linux_x86_64.tgz"><draw:frame draw:style-name="fr1" draw:name="Afbeelding8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66"><text:s/></text:span><text:span text:style-name="T64">Install</text:span><text:span text:style-name="T65"> </text:span><text:span text:style-name="T64">FinalCrypt</text:span></text:p>
            <text:p text:style-name="P29"/>
            <text:p text:style-name="P6"><text:span text:style-name="T28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71">INSTALL DEB</text:span></text:a><text:span text:style-name="T22"> / </text:span><text:a xlink:type="simple" xlink:href="https://github.com/ron-from-nl/FinalCrypt/releases/download/latest/FinalCrypt_Linux_x86_64_RPM_Based.rpm" text:style-name="Internet_20_link" text:visited-style-name="Visited_20_Internet_20_Link"><text:span text:style-name="T69">RPM</text:span></text:a><text:span text:style-name="T25"> t</text:span><text:span text:style-name="T22">o the “</text:span><text:span text:style-name="T90">D</text:span><text:span text:style-name="T89">ownload</text:span><text:span text:style-name="T90">s</text:span><text:span text:style-name="T21">“ </text:span><text:span text:style-name="T22">directory.</text:span></text:p>
            <text:p text:style-name="P9"><text:span text:style-name="T35">Open </text:span><text:span text:style-name="T42">a </text:span><text:span text:style-name="T35">file-explorer </text:span><text:span text:style-name="T42">(Nemo / Dolphin). </text:span><text:span text:style-name="T44">G</text:span><text:span text:style-name="T35">o to your </text:span><text:span text:style-name="T44">“</text:span><text:span text:style-name="T77">Dowloads</text:span><text:span text:style-name="T35">” directory.</text:span></text:p>
            <text:p text:style-name="P9"><text:span text:style-name="T36">Double</text:span><text:span text:style-name="T35"> click the: “</text:span><text:span text:style-name="T77">FinalCrypt_Linux_x86_64_Debian_Based.deb</text:span><text:span text:style-name="T36"> / </text:span><text:span text:style-name="T83">rpm</text:span><text:span text:style-name="T35">”.</text:span></text:p>
            <text:p text:style-name="P9"><text:span text:style-name="T45">Continue</text:span><text:span text:style-name="T37"> the installation </text:span><text:span text:style-name="T42">(Debian or RPM based Linux distribution)</text:span><text:span text:style-name="T35">.</text:span></text:p>
            <text:p text:style-name="P9"><text:span text:style-name="T37">Open </text:span><text:span text:style-name="T83">Applications</text:span><text:span text:style-name="T42"> </text:span><text:span text:style-name="T38">menu (bottom left) and open “</text:span><text:span text:style-name="T84">FinalCrypt</text:span><text:span text:style-name="T38">”.</text:span></text:p>
            <text:p text:style-name="P19"/>
            <text:p text:style-name="P23"><text:span text:style-name="T57">C</text:span><text:span text:style-name="T52">ommand line installation for Linux:</text:span></text:p>
            <text:p text:style-name="P26">sudo dpkg -i <text:s text:c="2"/>"Downloads/FinalCrypt*.deb" <text:s text:c="9"/># <text:s/>Debian</text:p>
            <text:p text:style-name="P26">sudo rpm <text:s/>-i <text:s text:c="2"/>"Downloads/FinalCrypt*.rpm" <text:s text:c="9"/># <text:s/>RPM</text:p>
          </table:table-cell>
          <table:table-cell table:style-name="Tabel1.A1" office:value-type="string">
            <text:p text:style-name="P66"><draw:a xlink:type="simple" xlink:href="https://github.com/ron-from-nl/FinalCrypt/releases/download/latest/FinalCrypt_Linux_x86_64.tgz"><draw:frame draw:style-name="fr1" draw:name="Afbeelding6" text:anchor-type="paragraph" svg:width="1.984cm" svg:height="0.661cm" draw:z-index="1"><draw:image xlink:href="Pictures/100002010000004B00000019E8913493171B2744.png" xlink:type="simple" xlink:show="embed" xlink:actuate="onLoad" loext:mime-type="image/png"/></draw:frame></draw:a><text:span text:style-name="T66"><text:s/></text:span><text:span text:style-name="T65">Portable </text:span><text:span text:style-name="T67">FinalCrypt</text:span></text:p>
            <text:p text:style-name="P28"/>
            <text:p text:style-name="P6"><text:span text:style-name="T28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71">PORTABLE TGZ</text:span></text:a><text:span text:style-name="T21"> </text:span><text:span text:style-name="T22">to the “</text:span><text:span text:style-name="T90">D</text:span><text:span text:style-name="T89">ownload</text:span><text:span text:style-name="T90">s</text:span><text:span text:style-name="T22">”</text:span><text:span text:style-name="T21"> </text:span><text:span text:style-name="T22">directory.</text:span></text:p>
            <text:p text:style-name="P9"><text:span text:style-name="T35">Open </text:span><text:span text:style-name="T41">a file-manager</text:span><text:span text:style-name="T35"> and go to your “</text:span><text:span text:style-name="T77">Dowloads</text:span><text:span text:style-name="T35">” directory.</text:span></text:p>
            <text:p text:style-name="P9"><text:span text:style-name="T35">Right click the: “</text:span><text:span text:style-name="T77">FinalCrypt_Linux_x86_64.</text:span><text:span text:style-name="T81">tgz</text:span><text:span text:style-name="T35">” and click: “</text:span><text:span text:style-name="T77">Extract </text:span><text:span text:style-name="T81">here</text:span><text:span text:style-name="T35">”.</text:span></text:p>
            <text:p text:style-name="P16">Go into the: “<text:span text:style-name="T74">FinalCrypt</text:span>” directory.</text:p>
            <text:p text:style-name="P9"><text:span text:style-name="T35">Double click </text:span><text:span text:style-name="T41">the file</text:span><text:span text:style-name="T35">: “</text:span><text:span text:style-name="T77">FinalCrypt</text:span><text:span text:style-name="T35">” to start FinalCrypt.</text:span></text:p>
            <text:p text:style-name="P16">The: “<text:span text:style-name="T75">FinalCrypt</text:span>” directory can be moved anywhere.</text:p>
            <text:p text:style-name="P16"/>
            <text:p text:style-name="P22"><text:span text:style-name="T59"># </text:span><text:span text:style-name="T60">C</text:span><text:span text:style-name="T58">ommand line: </text:span><text:span text:style-name="T59">Installs tarball in the: “/opt/FinalCrypt” directory</text:span></text:p>
            <text:p text:style-name="P33"><text:span text:style-name="T52">sudo tar <text:s/>xzvf "Downloads/</text:span><text:span text:style-name="T53">FinalCrypt_Linux_x86_64.</text:span><text:span text:style-name="T61">tgz</text:span><text:span text:style-name="T52">" -C /opt/</text:span></text:p>
            <text:p text:style-name="P34">/opt/FinalCrypt/FinalCrypt # Start FinalCrypt GUI</text:p>
          </table:table-cell>
        </table:table-row>
        <table:table-row>
          <table:table-cell table:style-name="Tabel1.A1" office:value-type="string">
            <text:p text:style-name="P36"><text:span text:style-name="T6"/></text:p>
          </table:table-cell>
          <table:table-cell table:style-name="Tabel1.A1" office:value-type="string">
            <text:p text:style-name="P40"><text:span text:style-name="T6"/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3T16:57:06.730890628</dc:date>
    <meta:editing-duration>PT1H40M56S</meta:editing-duration>
    <meta:editing-cycles>28</meta:editing-cycles>
    <meta:generator>LibreOffice/6.0.7.3$Linux_X86_64 LibreOffice_project/00m0$Build-3</meta:generator>
    <meta:document-statistic meta:table-count="1" meta:image-count="6" meta:object-count="0" meta:page-count="1" meta:paragraph-count="52" meta:word-count="351" meta:character-count="2751" meta:non-whitespace-character-count="2399"/>
  </office:meta>
</office:document-meta>
</file>